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glibAnnotationVisitor.resetDuplicate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libAnnotationVisitor.addDescription( Declaration decl , Element element , Document document , boolean deprecated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TaglibAnnotationVisitor.createTaglib( Taglib taglibAnnotation , PackageDeclaration packageDeclaration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">
            <text:p text:style-name="Table_20_Contents">5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TaglibAnnotationVisitor.resetAttributeDuplicate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libAnnotationVisitor.addDescription( Declaration decl , Element element , 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libAnnotationVisitor.writeTaglib( PackageDeclaration packageDeclaration , Taglib taglibAnnotation , Document doc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TaglibAnnotationVisitor.checkAttributeDuplicates( String attribut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aglibAnnotationVisitor.is1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libAnnotationVisitor.createTag( Declaration decl , Tag annotationTag , String className , Document document , boolean deprecated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TaglibAnnotationVisitor.appendTag( ClassDeclaration decl , Element parent , Document docu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aglibAnnotationVisitor.proce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aglibAnnotationVisitor.addAttributes( Collection &lt; InterfaceType &gt; interfaces , Element tagElement , Document doc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glibAnnotationVisitor.addAttributes( ClassDeclaration d , Element tagElement , Document docu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aglibAnnotationVisitor.addAttribute( MethodDeclaration d , Element tagElement , Document document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TaglibAnnotationVisitor.addAttributes( InterfaceDeclaration type , Element tagElement , Document docu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aglibAnnotationVisitor.getInterfaceDeclaration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aglibAnnotationVisitor.createDescription( UIComponentTag componentTa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TaglibAnnotationVisitor.TaglibAnnotationVisitor( AnnotationProcessorEnvironment env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aglibAnnotationVisitor.checkDuplicates( String tag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aglibAnnotationVisitor.appendTag( InterfaceDeclaration decl , Element parent , Document docu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